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x</mi>
        <mn>3</mn>
      </msub>
      <mrow>
        <mo stretchy="false">(</mo>
        <mrow>
          <mi>t</mi>
        </mrow>
        <mo stretchy="false">)</mo>
      </mrow>
      <mrow>
        <mi/>
        <mo stretchy="false">=</mo>
        <mrow>
          <mi/>
          <mo stretchy="false">−</mo>
          <mfrac>
            <mi>m</mi>
            <mo stretchy="false">α</mo>
          </mfrac>
        </mrow>
      </mrow>
      <mi>g</mi>
      <mi>t</mi>
    </mrow>
    <annotation encoding="StarMath 5.0">x _3 (t) `=` - m over %ialpha g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00:00.296000000</meta:creation-date>
    <meta:generator>LibreOffice/4.1.4.2$Windows_x86 LibreOffice_project/0a0440ccc0227ad9829de5f46be37cfb6edcf72</meta:generator>
  </office:meta>
</office:document-meta>
</file>